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e181e"/>
    </style:style>
    <style:style style:name="ce3" style:family="table-cell" style:parent-style-name="Default">
      <style:text-properties fo:color="#ce181e" fo:font-weight="bold" style:font-weight-asian="bold" style:font-weight-complex="bold"/>
    </style:style>
    <style:style style:name="ce4" style:family="table-cell" style:parent-style-name="Default">
      <style:text-properties fo:color="#00a65d"/>
    </style:style>
    <style:style style:name="ce5" style:family="table-cell" style:parent-style-name="Default">
      <style:text-properties fo:color="#21409a"/>
    </style:style>
    <style:style style:name="ce6" style:family="table-cell" style:parent-style-name="Default">
      <style:text-properties fo:color="#680059"/>
    </style:style>
    <style:style style:name="ce7" style:family="table-cell" style:parent-style-name="Default">
      <style:text-properties fo:color="#00a65d" fo:font-weight="bold" style:font-weight-asian="bold" style:font-weight-complex="bold"/>
    </style:style>
    <style:style style:name="ce8" style:family="table-cell" style:parent-style-name="Default">
      <style:text-properties fo:color="#21409a" fo:font-weight="bold" style:font-weight-asian="bold" style:font-weight-complex="bold"/>
    </style:style>
    <style:style style:name="ce9" style:family="table-cell" style:parent-style-name="Default">
      <style:text-properties fo:color="#680059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p12-02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(x-avg)^2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(x-avg)^2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(x-avg)^2</text:p>
          </table:table-cell>
          <table:table-cell/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(x-avg)^2</text:p>
          </table:table-cell>
          <table:table-cell/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formula="of:=([.B2]-[.B$22])^2" office:value-type="float" office:value="14.2716049382716" calcext:value-type="float">
            <text:p>14,2716049382716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4" table:formula="of:=([.E2]-[.E$22])^2" office:value-type="float" office:value="7.36734693877552" calcext:value-type="float">
            <text:p>7,36734693877552</text:p>
          </table:table-cell>
          <table:table-cell/>
          <table:table-cell table:style-name="ce5" office:value-type="float" office:value="43" calcext:value-type="float">
            <text:p>43</text:p>
          </table:table-cell>
          <table:table-cell table:style-name="ce5" table:formula="of:=([.H2]-[.H$22])^2" office:value-type="float" office:value="3.75390625" calcext:value-type="float">
            <text:p>3,75390625</text:p>
          </table:table-cell>
          <table:table-cell/>
          <table:table-cell table:style-name="ce6" office:value-type="float" office:value="34" calcext:value-type="float">
            <text:p>34</text:p>
          </table:table-cell>
          <table:table-cell table:style-name="ce6" table:formula="of:=([.K2]-[.K$22])^2" office:value-type="float" office:value="14.3316326530612" calcext:value-type="float">
            <text:p>14,3316326530612</text:p>
          </table:table-cell>
          <table:table-cell/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formula="of:=([.B3]-[.B$22])^2" office:value-type="float" office:value="3.1604938271605" calcext:value-type="float">
            <text:p>3,1604938271605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4" table:formula="of:=([.E3]-[.E$22])^2" office:value-type="float" office:value="1.65306122448979" calcext:value-type="float">
            <text:p>1,65306122448979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5" table:formula="of:=([.H3]-[.H$22])^2" office:value-type="float" office:value="1.12890625" calcext:value-type="float">
            <text:p>1,12890625</text:p>
          </table:table-cell>
          <table:table-cell/>
          <table:table-cell table:style-name="ce6" office:value-type="float" office:value="37" calcext:value-type="float">
            <text:p>37</text:p>
          </table:table-cell>
          <table:table-cell table:style-name="ce6" table:formula="of:=([.K3]-[.K$22])^2" office:value-type="float" office:value="0.617346938775509" calcext:value-type="float">
            <text:p>0,617346938775509</text:p>
          </table:table-cell>
          <table:table-cell/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formula="of:=([.B4]-[.B$22])^2" office:value-type="float" office:value="0.0493827160493824" calcext:value-type="float">
            <text:p>0,049382716049382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4" table:formula="of:=([.E4]-[.E$22])^2" office:value-type="float" office:value="18.3673469387755" calcext:value-type="float">
            <text:p>18,3673469387755</text:p>
          </table:table-cell>
          <table:table-cell/>
          <table:table-cell table:style-name="ce5" office:value-type="float" office:value="42" calcext:value-type="float">
            <text:p>42</text:p>
          </table:table-cell>
          <table:table-cell table:style-name="ce5" table:formula="of:=([.H4]-[.H$22])^2" office:value-type="float" office:value="0.87890625" calcext:value-type="float">
            <text:p>0,87890625</text:p>
          </table:table-cell>
          <table:table-cell/>
          <table:table-cell table:style-name="ce6" office:value-type="float" office:value="37" calcext:value-type="float">
            <text:p>37</text:p>
          </table:table-cell>
          <table:table-cell table:style-name="ce6" table:formula="of:=([.K4]-[.K$22])^2" office:value-type="float" office:value="0.617346938775509" calcext:value-type="float">
            <text:p>0,617346938775509</text:p>
          </table:table-cell>
          <table:table-cell/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formula="of:=([.B5]-[.B$22])^2" office:value-type="float" office:value="0.604938271604939" calcext:value-type="float">
            <text:p>0,604938271604939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4" table:formula="of:=([.E5]-[.E$22])^2" office:value-type="float" office:value="2.93877551020408" calcext:value-type="float">
            <text:p>2,93877551020408</text:p>
          </table:table-cell>
          <table:table-cell/>
          <table:table-cell table:style-name="ce5" office:value-type="float" office:value="41" calcext:value-type="float">
            <text:p>41</text:p>
          </table:table-cell>
          <table:table-cell table:style-name="ce5" table:formula="of:=([.H5]-[.H$22])^2" office:value-type="float" office:value="0.00390625" calcext:value-type="float">
            <text:p>0,00390625</text:p>
          </table:table-cell>
          <table:table-cell/>
          <table:table-cell table:style-name="ce6" office:value-type="float" office:value="41" calcext:value-type="float">
            <text:p>41</text:p>
          </table:table-cell>
          <table:table-cell table:style-name="ce6" table:formula="of:=([.K5]-[.K$22])^2" office:value-type="float" office:value="10.3316326530612" calcext:value-type="float">
            <text:p>10,3316326530612</text:p>
          </table:table-cell>
          <table:table-cell/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formula="of:=([.B6]-[.B$22])^2" office:value-type="float" office:value="7.71604938271605" calcext:value-type="float">
            <text:p>7,71604938271605</text:p>
          </table:table-cell>
          <table:table-cell/>
          <table:table-cell table:style-name="ce4" office:value-type="float" office:value="41" calcext:value-type="float">
            <text:p>41</text:p>
          </table:table-cell>
          <table:table-cell table:style-name="ce4" table:formula="of:=([.E6]-[.E$22])^2" office:value-type="float" office:value="0.0816326530612239" calcext:value-type="float">
            <text:p>0,081632653061224</text:p>
          </table:table-cell>
          <table:table-cell/>
          <table:table-cell table:style-name="ce5" office:value-type="float" office:value="41" calcext:value-type="float">
            <text:p>41</text:p>
          </table:table-cell>
          <table:table-cell table:style-name="ce5" table:formula="of:=([.H6]-[.H$22])^2" office:value-type="float" office:value="0.00390625" calcext:value-type="float">
            <text:p>0,00390625</text:p>
          </table:table-cell>
          <table:table-cell/>
          <table:table-cell table:style-name="ce6" office:value-type="float" office:value="37" calcext:value-type="float">
            <text:p>37</text:p>
          </table:table-cell>
          <table:table-cell table:style-name="ce6" table:formula="of:=([.K6]-[.K$22])^2" office:value-type="float" office:value="0.617346938775509" calcext:value-type="float">
            <text:p>0,617346938775509</text:p>
          </table:table-cell>
          <table:table-cell/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formula="of:=([.B7]-[.B$22])^2" office:value-type="float" office:value="10.3827160493827" calcext:value-type="float">
            <text:p>10,3827160493827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4" table:formula="of:=([.E7]-[.E$22])^2" office:value-type="float" office:value="2.93877551020408" calcext:value-type="float">
            <text:p>2,93877551020408</text:p>
          </table:table-cell>
          <table:table-cell/>
          <table:table-cell table:style-name="ce5" office:value-type="float" office:value="39" calcext:value-type="float">
            <text:p>39</text:p>
          </table:table-cell>
          <table:table-cell table:style-name="ce5" table:formula="of:=([.H7]-[.H$22])^2" office:value-type="float" office:value="4.25390625" calcext:value-type="float">
            <text:p>4,25390625</text:p>
          </table:table-cell>
          <table:table-cell/>
          <table:table-cell table:style-name="ce6" office:value-type="float" office:value="39" calcext:value-type="float">
            <text:p>39</text:p>
          </table:table-cell>
          <table:table-cell table:style-name="ce6" table:formula="of:=([.K7]-[.K$22])^2" office:value-type="float" office:value="1.47448979591837" calcext:value-type="float">
            <text:p>1,47448979591837</text:p>
          </table:table-cell>
          <table:table-cell/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formula="of:=([.B8]-[.B$22])^2" office:value-type="float" office:value="17.8271604938272" calcext:value-type="float">
            <text:p>17,8271604938272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4" table:formula="of:=([.E8]-[.E$22])^2" office:value-type="float" office:value="0.510204081632655" calcext:value-type="float">
            <text:p>0,510204081632655</text:p>
          </table:table-cell>
          <table:table-cell/>
          <table:table-cell table:style-name="ce5" office:value-type="float" office:value="45" calcext:value-type="float">
            <text:p>45</text:p>
          </table:table-cell>
          <table:table-cell table:style-name="ce5" table:formula="of:=([.H8]-[.H$22])^2" office:value-type="float" office:value="15.50390625" calcext:value-type="float">
            <text:p>15,50390625</text:p>
          </table:table-cell>
          <table:table-cell/>
          <table:table-cell table:style-name="ce6" office:value-type="float" office:value="36" calcext:value-type="float">
            <text:p>36</text:p>
          </table:table-cell>
          <table:table-cell table:style-name="ce6" table:formula="of:=([.K8]-[.K$22])^2" office:value-type="float" office:value="3.18877551020408" calcext:value-type="float">
            <text:p>3,18877551020408</text:p>
          </table:table-cell>
          <table:table-cell/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formula="of:=([.B9]-[.B$22])^2" office:value-type="float" office:value="10.3827160493827" calcext:value-type="float">
            <text:p>10,3827160493827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4" table:formula="of:=([.E9]-[.E$22])^2" office:value-type="float" office:value="1.65306122448979" calcext:value-type="float">
            <text:p>1,65306122448979</text:p>
          </table:table-cell>
          <table:table-cell/>
          <table:table-cell table:style-name="ce5" office:value-type="float" office:value="38" calcext:value-type="float">
            <text:p>38</text:p>
          </table:table-cell>
          <table:table-cell table:style-name="ce5" table:formula="of:=([.H9]-[.H$22])^2" office:value-type="float" office:value="9.37890625" calcext:value-type="float">
            <text:p>9,37890625</text:p>
          </table:table-cell>
          <table:table-cell/>
          <table:table-cell table:style-name="ce6" office:value-type="float" office:value="41" calcext:value-type="float">
            <text:p>41</text:p>
          </table:table-cell>
          <table:table-cell table:style-name="ce6" table:formula="of:=([.K9]-[.K$22])^2" office:value-type="float" office:value="10.3316326530612" calcext:value-type="float">
            <text:p>10,3316326530612</text:p>
          </table:table-cell>
          <table:table-cell/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formula="of:=([.B10]-[.B$22])^2" office:value-type="float" office:value="4.93827160493827" calcext:value-type="float">
            <text:p>4,93827160493827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4" table:formula="of:=([.E10]-[.E$22])^2" office:value-type="float" office:value="2.93877551020408" calcext:value-type="float">
            <text:p>2,93877551020408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5" table:formula="of:=([.H10]-[.H$22])^2" office:value-type="float" office:value="1.12890625" calcext:value-type="float">
            <text:p>1,12890625</text:p>
          </table:table-cell>
          <table:table-cell/>
          <table:table-cell table:style-name="ce6" office:value-type="float" office:value="42" calcext:value-type="float">
            <text:p>42</text:p>
          </table:table-cell>
          <table:table-cell table:style-name="ce6" table:formula="of:=([.K10]-[.K$22])^2" office:value-type="float" office:value="17.7602040816327" calcext:value-type="float">
            <text:p>17,7602040816327</text:p>
          </table:table-cell>
          <table:table-cell/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formula="of:=([.B11]-[.B$22])^2" office:value-type="float" office:value="0.0493827160493824" calcext:value-type="float">
            <text:p>0,049382716049382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4" table:formula="of:=([.E11]-[.E$22])^2" office:value-type="float" office:value="0.510204081632655" calcext:value-type="float">
            <text:p>0,510204081632655</text:p>
          </table:table-cell>
          <table:table-cell/>
          <table:table-cell table:style-name="ce5" office:value-type="float" office:value="45" calcext:value-type="float">
            <text:p>45</text:p>
          </table:table-cell>
          <table:table-cell table:style-name="ce5" table:formula="of:=([.H11]-[.H$22])^2" office:value-type="float" office:value="15.50390625" calcext:value-type="float">
            <text:p>15,50390625</text:p>
          </table:table-cell>
          <table:table-cell/>
          <table:table-cell table:style-name="ce6" office:value-type="float" office:value="37" calcext:value-type="float">
            <text:p>37</text:p>
          </table:table-cell>
          <table:table-cell table:style-name="ce6" table:formula="of:=([.K11]-[.K$22])^2" office:value-type="float" office:value="0.617346938775509" calcext:value-type="float">
            <text:p>0,617346938775509</text:p>
          </table:table-cell>
          <table:table-cell/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formula="of:=([.B12]-[.B$22])^2" office:value-type="float" office:value="4.93827160493827" calcext:value-type="float">
            <text:p>4,93827160493827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4" table:formula="of:=([.E12]-[.E$22])^2" office:value-type="float" office:value="7.36734693877552" calcext:value-type="float">
            <text:p>7,36734693877552</text:p>
          </table:table-cell>
          <table:table-cell/>
          <table:table-cell table:style-name="ce5" office:value-type="float" office:value="34" calcext:value-type="float">
            <text:p>34</text:p>
          </table:table-cell>
          <table:table-cell table:style-name="ce5" table:formula="of:=([.H12]-[.H$22])^2" office:value-type="float" office:value="49.87890625" calcext:value-type="float">
            <text:p>49,87890625</text:p>
          </table:table-cell>
          <table:table-cell/>
          <table:table-cell table:style-name="ce6" office:value-type="float" office:value="37" calcext:value-type="float">
            <text:p>37</text:p>
          </table:table-cell>
          <table:table-cell table:style-name="ce6" table:formula="of:=([.K12]-[.K$22])^2" office:value-type="float" office:value="0.617346938775509" calcext:value-type="float">
            <text:p>0,617346938775509</text:p>
          </table:table-cell>
          <table:table-cell/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formula="of:=([.B13]-[.B$22])^2" office:value-type="float" office:value="0.0493827160493824" calcext:value-type="float">
            <text:p>0,049382716049382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4" table:formula="of:=([.E13]-[.E$22])^2" office:value-type="float" office:value="0.510204081632655" calcext:value-type="float">
            <text:p>0,510204081632655</text:p>
          </table:table-cell>
          <table:table-cell/>
          <table:table-cell table:style-name="ce5" office:value-type="float" office:value="43" calcext:value-type="float">
            <text:p>43</text:p>
          </table:table-cell>
          <table:table-cell table:style-name="ce5" table:formula="of:=([.H13]-[.H$22])^2" office:value-type="float" office:value="3.75390625" calcext:value-type="float">
            <text:p>3,75390625</text:p>
          </table:table-cell>
          <table:table-cell/>
          <table:table-cell table:style-name="ce6" office:value-type="float" office:value="33" calcext:value-type="float">
            <text:p>33</text:p>
          </table:table-cell>
          <table:table-cell table:style-name="ce6" table:formula="of:=([.K13]-[.K$22])^2" office:value-type="float" office:value="22.9030612244898" calcext:value-type="float">
            <text:p>22,9030612244898</text:p>
          </table:table-cell>
          <table:table-cell/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formula="of:=([.B14]-[.B$22])^2" office:value-type="float" office:value="1.49382716049383" calcext:value-type="float">
            <text:p>1,49382716049383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4" table:formula="of:=([.E14]-[.E$22])^2" office:value-type="float" office:value="1.65306122448979" calcext:value-type="float">
            <text:p>1,65306122448979</text:p>
          </table:table-cell>
          <table:table-cell/>
          <table:table-cell table:style-name="ce5" office:value-type="float" office:value="43" calcext:value-type="float">
            <text:p>43</text:p>
          </table:table-cell>
          <table:table-cell table:style-name="ce5" table:formula="of:=([.H14]-[.H$22])^2" office:value-type="float" office:value="3.75390625" calcext:value-type="float">
            <text:p>3,75390625</text:p>
          </table:table-cell>
          <table:table-cell/>
          <table:table-cell table:style-name="ce6" office:value-type="float" office:value="42" calcext:value-type="float">
            <text:p>42</text:p>
          </table:table-cell>
          <table:table-cell table:style-name="ce6" table:formula="of:=([.K14]-[.K$22])^2" office:value-type="float" office:value="17.7602040816327" calcext:value-type="float">
            <text:p>17,7602040816327</text:p>
          </table:table-cell>
          <table:table-cell/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formula="of:=([.B15]-[.B$22])^2" office:value-type="float" office:value="0.0493827160493824" calcext:value-type="float">
            <text:p>0,049382716049382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4" table:formula="of:=([.E15]-[.E$22])^2" office:value-type="float" office:value="18.3673469387755" calcext:value-type="float">
            <text:p>18,3673469387755</text:p>
          </table:table-cell>
          <table:table-cell/>
          <table:table-cell table:style-name="ce5" office:value-type="float" office:value="42" calcext:value-type="float">
            <text:p>42</text:p>
          </table:table-cell>
          <table:table-cell table:style-name="ce5" table:formula="of:=([.H15]-[.H$22])^2" office:value-type="float" office:value="0.87890625" calcext:value-type="float">
            <text:p>0,87890625</text:p>
          </table:table-cell>
          <table:table-cell/>
          <table:table-cell table:style-name="ce6" office:value-type="float" office:value="36" calcext:value-type="float">
            <text:p>36</text:p>
          </table:table-cell>
          <table:table-cell table:style-name="ce6" table:formula="of:=([.K15]-[.K$22])^2" office:value-type="float" office:value="3.18877551020408" calcext:value-type="float">
            <text:p>3,18877551020408</text:p>
          </table:table-cell>
          <table:table-cell/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formula="of:=([.B16]-[.B$22])^2" office:value-type="float" office:value="10.3827160493827" calcext:value-type="float">
            <text:p>10,3827160493827</text:p>
          </table:table-cell>
          <table:table-cell/>
          <table:table-cell table:style-name="ce4" table:number-columns-repeated="2"/>
          <table:table-cell/>
          <table:table-cell table:style-name="ce5" office:value-type="float" office:value="42" calcext:value-type="float">
            <text:p>42</text:p>
          </table:table-cell>
          <table:table-cell table:style-name="ce5" table:formula="of:=([.H16]-[.H$22])^2" office:value-type="float" office:value="0.87890625" calcext:value-type="float">
            <text:p>0,87890625</text:p>
          </table:table-cell>
          <table:table-cell/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formula="of:=([.B17]-[.B$22])^2" office:value-type="float" office:value="22.8271604938272" calcext:value-type="float">
            <text:p>22,8271604938272</text:p>
          </table:table-cell>
          <table:table-cell/>
          <table:table-cell table:style-name="ce4" table:number-columns-repeated="2"/>
          <table:table-cell/>
          <table:table-cell table:style-name="ce5" office:value-type="float" office:value="39" calcext:value-type="float">
            <text:p>39</text:p>
          </table:table-cell>
          <table:table-cell table:style-name="ce5" table:formula="of:=([.H17]-[.H$22])^2" office:value-type="float" office:value="4.25390625" calcext:value-type="float">
            <text:p>4,25390625</text:p>
          </table:table-cell>
          <table:table-cell/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formula="of:=([.B18]-[.B$22])^2" office:value-type="float" office:value="0.604938271604939" calcext:value-type="float">
            <text:p>0,604938271604939</text:p>
          </table:table-cell>
          <table:table-cell/>
          <table:table-cell table:style-name="ce4" table:number-columns-repeated="2"/>
          <table:table-cell/>
          <table:table-cell table:style-name="ce5" table:number-columns-repeated="2"/>
          <table:table-cell/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formula="of:=([.B19]-[.B$22])^2" office:value-type="float" office:value="33.3827160493827" calcext:value-type="float">
            <text:p>33,3827160493827</text:p>
          </table:table-cell>
          <table:table-cell/>
          <table:table-cell table:style-name="ce4" table:number-columns-repeated="2"/>
          <table:table-cell/>
          <table:table-cell table:style-name="ce5" table:number-columns-repeated="2"/>
          <table:table-cell/>
          <table:table-cell table:style-name="ce6" table:number-columns-repeated="2"/>
          <table:table-cell/>
        </table:table-row>
        <table:table-row table:style-name="ro1">
          <table:table-cell/>
          <table:table-cell table:style-name="ce2"/>
          <table:table-cell table:number-columns-repeated="2"/>
          <table:table-cell table:style-name="ce4" table:number-columns-repeated="2"/>
          <table:table-cell/>
          <table:table-cell table:style-name="ce5" table:number-columns-repeated="2"/>
          <table:table-cell/>
          <table:table-cell table:style-name="ce6" table:number-columns-repeated="2"/>
          <table:table-cell/>
        </table:table-row>
        <table:table-row table:style-name="ro1">
          <table:table-cell table:style-name="ce1" office:value-type="string" calcext:value-type="string">
            <text:p>SUMA</text:p>
          </table:table-cell>
          <table:table-cell table:style-name="ce3" table:formula="of:=SUM([.B2:.B19])" office:value-type="float" office:value="806" calcext:value-type="float">
            <text:p>806</text:p>
          </table:table-cell>
          <table:table-cell table:style-name="ce3" table:formula="of:=SUM([.C2:.C19])" office:value-type="float" office:value="143.111111111111" calcext:value-type="float">
            <text:p>143,111111111111</text:p>
          </table:table-cell>
          <table:table-cell table:style-name="ce1"/>
          <table:table-cell table:style-name="ce7" table:formula="of:=SUM([.E2:.E19])" office:value-type="float" office:value="578" calcext:value-type="float">
            <text:p>578</text:p>
          </table:table-cell>
          <table:table-cell table:style-name="ce7" table:formula="of:=SUM([.F2:.F19])" office:value-type="float" office:value="66.8571428571429" calcext:value-type="float">
            <text:p>66,8571428571429</text:p>
          </table:table-cell>
          <table:table-cell table:style-name="ce1"/>
          <table:table-cell table:style-name="ce8" table:formula="of:=SUM([.H2:.H19])" office:value-type="float" office:value="657" calcext:value-type="float">
            <text:p>657</text:p>
          </table:table-cell>
          <table:table-cell table:style-name="ce8" table:formula="of:=SUM([.I2:.I19])" office:value-type="float" office:value="114.9375" calcext:value-type="float">
            <text:p>114,9375</text:p>
          </table:table-cell>
          <table:table-cell table:style-name="ce1"/>
          <table:table-cell table:style-name="ce9" table:formula="of:=SUM([.K2:.K19])" office:value-type="float" office:value="529" calcext:value-type="float">
            <text:p>529</text:p>
          </table:table-cell>
          <table:table-cell table:style-name="ce9" table:formula="of:=SUM([.L2:.L19])" office:value-type="float" office:value="104.357142857143" calcext:value-type="float">
            <text:p>104,357142857143</text:p>
          </table:table-cell>
          <table:table-cell/>
        </table:table-row>
        <table:table-row table:style-name="ro1">
          <table:table-cell table:style-name="ce1" office:value-type="string" calcext:value-type="string">
            <text:p>ŚREDNIA</text:p>
          </table:table-cell>
          <table:table-cell table:style-name="ce3" table:formula="of:=[.B21]/18" office:value-type="float" office:value="44.7777777777778" calcext:value-type="float">
            <text:p>44,7777777777778</text:p>
          </table:table-cell>
          <table:table-cell table:style-name="ce3"/>
          <table:table-cell table:style-name="ce1"/>
          <table:table-cell table:style-name="ce7" table:formula="of:=[.E21]/14" office:value-type="float" office:value="41.2857142857143" calcext:value-type="float">
            <text:p>41,2857142857143</text:p>
          </table:table-cell>
          <table:table-cell table:style-name="ce7"/>
          <table:table-cell table:style-name="ce1"/>
          <table:table-cell table:style-name="ce8" table:formula="of:=[.H21]/16" office:value-type="float" office:value="41.0625" calcext:value-type="float">
            <text:p>41,0625</text:p>
          </table:table-cell>
          <table:table-cell table:style-name="ce8"/>
          <table:table-cell table:style-name="ce1"/>
          <table:table-cell table:style-name="ce9" table:formula="of:=[.K21]/14" office:value-type="float" office:value="37.7857142857143" calcext:value-type="float">
            <text:p>37,7857142857143</text:p>
          </table:table-cell>
          <table:table-cell table:style-name="ce9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stopnie swobody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2"/>
          <table:table-cell table:style-name="ce1" office:value-type="float" office:value="13" calcext:value-type="float">
            <text:p>13</text:p>
          </table:table-cell>
          <table:table-cell table:style-name="ce1" table:number-columns-repeated="2"/>
          <table:table-cell table:style-name="ce1" office:value-type="float" office:value="15" calcext:value-type="float">
            <text:p>15</text:p>
          </table:table-cell>
          <table:table-cell table:style-name="ce1" table:number-columns-repeated="2"/>
          <table:table-cell table:style-name="ce1" office:value-type="float" office:value="13" calcext:value-type="float">
            <text:p>13</text:p>
          </table:table-cell>
          <table:table-cell table:style-name="ce1"/>
          <table:table-cell table:formula="of:=SUM([.B24:.K24])" office:value-type="float" office:value="58" calcext:value-type="float">
            <text:p>58</text:p>
          </table:table-cell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SKW</text:p>
          </table:table-cell>
          <table:table-cell table:style-name="Default" table:formula="of:=[.C21]+[.F21]+[.I21]+[.L21]" office:value-type="float" office:value="429.262896825397" calcext:value-type="float">
            <text:p>429,262896825397</text:p>
          </table:table-cell>
          <table:table-cell table:number-columns-repeated="3"/>
          <table:table-cell office:value-type="string" calcext:value-type="string">
            <text:p>H0</text:p>
          </table:table-cell>
          <table:table-cell office:value-type="string" calcext:value-type="string">
            <text:p>średnia liczba zgłoszeń jest taka sama we wszystkich oddziałach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 office:value-type="string" calcext:value-type="string">
            <text:p>obserwacje</text:p>
          </table:table-cell>
          <table:table-cell office:value-type="string" calcext:value-type="string">
            <text:p>(x-avg)^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formula="of:=([.C31]-[.$C$94])^2" office:value-type="float" office:value="0.203954214360043" calcext:value-type="float">
            <text:p>0,2039542143600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formula="of:=([.C32]-[.$C$94])^2" office:value-type="float" office:value="2.39750260145681" calcext:value-type="float">
            <text:p>2,3975026014568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([.C33]-[.$C$94])^2" office:value-type="float" office:value="12.5910509885536" calcext:value-type="float">
            <text:p>12,5910509885536</text:p>
          </table:table-cell>
          <table:table-cell table:number-columns-repeated="2"/>
          <table:table-cell office:value-type="string" calcext:value-type="string">
            <text:p>CSK</text:p>
          </table:table-cell>
          <table:table-cell table:formula="of:=SUM([.D31:.D92])" office:value-type="float" office:value="819.354838709678" calcext:value-type="float">
            <text:p>819,3548387096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([.C34]-[.$C$94])^2" office:value-type="float" office:value="6.4942767950052" calcext:value-type="float">
            <text:p>6,4942767950052</text:p>
          </table:table-cell>
          <table:table-cell table:number-columns-repeated="2"/>
          <table:table-cell office:value-type="string" calcext:value-type="string">
            <text:p>SKW</text:p>
          </table:table-cell>
          <table:table-cell table:formula="of:=[.C28]" office:value-type="float" office:value="429.262896825397" calcext:value-type="float">
            <text:p>429,2628968253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([.C35]-[.$C$94])^2" office:value-type="float" office:value="0.300728407908427" calcext:value-type="float">
            <text:p>0,300728407908427</text:p>
          </table:table-cell>
          <table:table-cell table:number-columns-repeated="2"/>
          <table:table-cell office:value-type="string" calcext:value-type="string">
            <text:p>SKP</text:p>
          </table:table-cell>
          <table:table-cell table:formula="of:=[.H33]-[.H34]" office:value-type="float" office:value="390.091941884281" calcext:value-type="float">
            <text:p>390,0919418842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([.C36]-[.$C$94])^2" office:value-type="float" office:value="42.8813735691987" calcext:value-type="float">
            <text:p>42,8813735691987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formula="of:=([.H35]/3)/([.H34]/58)" office:value-type="float" office:value="17.5691344368943" calcext:value-type="float">
            <text:p>17,56913443689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formula="of:=([.C37]-[.$C$94])^2" office:value-type="float" office:value="56.9781477627471" calcext:value-type="float">
            <text:p>56,9781477627471</text:p>
          </table:table-cell>
          <table:table-cell table:number-columns-repeated="2"/>
          <table:table-cell office:value-type="string" calcext:value-type="string">
            <text:p>Fc</text:p>
          </table:table-cell>
          <table:table-cell office:value-type="float" office:value="2.17" calcext:value-type="float">
            <text:p>2,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([.C38]-[.$C$94])^2" office:value-type="float" office:value="42.8813735691987" calcext:value-type="float">
            <text:p>42,8813735691987</text:p>
          </table:table-cell>
          <table:table-cell table:number-columns-repeated="2"/>
          <table:table-cell office:value-type="string" calcext:value-type="string">
            <text:p>Wynik</text:p>
          </table:table-cell>
          <table:table-cell office:value-type="string" calcext:value-type="string">
            <text:p>H0 fałszyw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([.C39]-[.$C$94])^2" office:value-type="float" office:value="30.7845993756503" calcext:value-type="float">
            <text:p>30,784599375650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([.C40]-[.$C$94])^2" office:value-type="float" office:value="12.5910509885536" calcext:value-type="float">
            <text:p>12,591050988553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([.C41]-[.$C$94])^2" office:value-type="float" office:value="30.7845993756503" calcext:value-type="float">
            <text:p>30,784599375650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([.C42]-[.$C$94])^2" office:value-type="float" office:value="12.5910509885536" calcext:value-type="float">
            <text:p>12,591050988553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formula="of:=([.C43]-[.$C$94])^2" office:value-type="float" office:value="20.687825182102" calcext:value-type="float">
            <text:p>20,6878251821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([.C44]-[.$C$94])^2" office:value-type="float" office:value="12.5910509885536" calcext:value-type="float">
            <text:p>12,591050988553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([.C45]-[.$C$94])^2" office:value-type="float" office:value="42.8813735691987" calcext:value-type="float">
            <text:p>42,881373569198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([.C46]-[.$C$94])^2" office:value-type="float" office:value="2.10718002081166" calcext:value-type="float">
            <text:p>2,1071800208116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([.C47]-[.$C$94])^2" office:value-type="float" office:value="6.4942767950052" calcext:value-type="float">
            <text:p>6,494276795005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([.C48]-[.$C$94])^2" office:value-type="float" office:value="6.01040582726327" calcext:value-type="float">
            <text:p>6,0104058272632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4" calcext:value-type="float">
            <text:p>44</text:p>
          </table:table-cell>
          <table:table-cell table:formula="of:=([.C49]-[.$C$94])^2" office:value-type="float" office:value="6.4942767950052" calcext:value-type="float">
            <text:p>6,494276795005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0" calcext:value-type="float">
            <text:p>40</text:p>
          </table:table-cell>
          <table:table-cell table:formula="of:=([.C50]-[.$C$94])^2" office:value-type="float" office:value="2.10718002081166" calcext:value-type="float">
            <text:p>2,1071800208116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37" calcext:value-type="float">
            <text:p>37</text:p>
          </table:table-cell>
          <table:table-cell table:formula="of:=([.C51]-[.$C$94])^2" office:value-type="float" office:value="19.8168574401665" calcext:value-type="float">
            <text:p>19,816857440166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3" calcext:value-type="float">
            <text:p>43</text:p>
          </table:table-cell>
          <table:table-cell table:formula="of:=([.C52]-[.$C$94])^2" office:value-type="float" office:value="2.39750260145681" calcext:value-type="float">
            <text:p>2,3975026014568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1" calcext:value-type="float">
            <text:p>41</text:p>
          </table:table-cell>
          <table:table-cell table:formula="of:=([.C53]-[.$C$94])^2" office:value-type="float" office:value="0.203954214360043" calcext:value-type="float">
            <text:p>0,20395421436004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3" calcext:value-type="float">
            <text:p>43</text:p>
          </table:table-cell>
          <table:table-cell table:formula="of:=([.C54]-[.$C$94])^2" office:value-type="float" office:value="2.39750260145681" calcext:value-type="float">
            <text:p>2,3975026014568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2" calcext:value-type="float">
            <text:p>42</text:p>
          </table:table-cell>
          <table:table-cell table:formula="of:=([.C55]-[.$C$94])^2" office:value-type="float" office:value="0.300728407908427" calcext:value-type="float">
            <text:p>0,30072840790842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0" calcext:value-type="float">
            <text:p>40</text:p>
          </table:table-cell>
          <table:table-cell table:formula="of:=([.C56]-[.$C$94])^2" office:value-type="float" office:value="2.10718002081166" calcext:value-type="float">
            <text:p>2,1071800208116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3" calcext:value-type="float">
            <text:p>43</text:p>
          </table:table-cell>
          <table:table-cell table:formula="of:=([.C57]-[.$C$94])^2" office:value-type="float" office:value="2.39750260145681" calcext:value-type="float">
            <text:p>2,3975026014568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2" calcext:value-type="float">
            <text:p>42</text:p>
          </table:table-cell>
          <table:table-cell table:formula="of:=([.C58]-[.$C$94])^2" office:value-type="float" office:value="0.300728407908427" calcext:value-type="float">
            <text:p>0,30072840790842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4" calcext:value-type="float">
            <text:p>44</text:p>
          </table:table-cell>
          <table:table-cell table:formula="of:=([.C59]-[.$C$94])^2" office:value-type="float" office:value="6.4942767950052" calcext:value-type="float">
            <text:p>6,494276795005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2" calcext:value-type="float">
            <text:p>42</text:p>
          </table:table-cell>
          <table:table-cell table:formula="of:=([.C60]-[.$C$94])^2" office:value-type="float" office:value="0.300728407908427" calcext:value-type="float">
            <text:p>0,30072840790842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40" calcext:value-type="float">
            <text:p>40</text:p>
          </table:table-cell>
          <table:table-cell table:formula="of:=([.C61]-[.$C$94])^2" office:value-type="float" office:value="2.10718002081166" calcext:value-type="float">
            <text:p>2,1071800208116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float" office:value="37" calcext:value-type="float">
            <text:p>37</text:p>
          </table:table-cell>
          <table:table-cell table:formula="of:=([.C62]-[.$C$94])^2" office:value-type="float" office:value="19.8168574401665" calcext:value-type="float">
            <text:p>19,816857440166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43" calcext:value-type="float">
            <text:p>43</text:p>
          </table:table-cell>
          <table:table-cell table:formula="of:=([.C63]-[.$C$94])^2" office:value-type="float" office:value="2.39750260145681" calcext:value-type="float">
            <text:p>2,3975026014568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40" calcext:value-type="float">
            <text:p>40</text:p>
          </table:table-cell>
          <table:table-cell table:formula="of:=([.C64]-[.$C$94])^2" office:value-type="float" office:value="2.10718002081166" calcext:value-type="float">
            <text:p>2,1071800208116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42" calcext:value-type="float">
            <text:p>42</text:p>
          </table:table-cell>
          <table:table-cell table:formula="of:=([.C65]-[.$C$94])^2" office:value-type="float" office:value="0.300728407908427" calcext:value-type="float">
            <text:p>0,30072840790842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41" calcext:value-type="float">
            <text:p>41</text:p>
          </table:table-cell>
          <table:table-cell table:formula="of:=([.C66]-[.$C$94])^2" office:value-type="float" office:value="0.203954214360043" calcext:value-type="float">
            <text:p>0,20395421436004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41" calcext:value-type="float">
            <text:p>41</text:p>
          </table:table-cell>
          <table:table-cell table:formula="of:=([.C67]-[.$C$94])^2" office:value-type="float" office:value="0.203954214360043" calcext:value-type="float">
            <text:p>0,20395421436004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39" calcext:value-type="float">
            <text:p>39</text:p>
          </table:table-cell>
          <table:table-cell table:formula="of:=([.C68]-[.$C$94])^2" office:value-type="float" office:value="6.01040582726327" calcext:value-type="float">
            <text:p>6,0104058272632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45" calcext:value-type="float">
            <text:p>45</text:p>
          </table:table-cell>
          <table:table-cell table:formula="of:=([.C69]-[.$C$94])^2" office:value-type="float" office:value="12.5910509885536" calcext:value-type="float">
            <text:p>12,591050988553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38" calcext:value-type="float">
            <text:p>38</text:p>
          </table:table-cell>
          <table:table-cell table:formula="of:=([.C70]-[.$C$94])^2" office:value-type="float" office:value="11.9136316337149" calcext:value-type="float">
            <text:p>11,9136316337149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40" calcext:value-type="float">
            <text:p>40</text:p>
          </table:table-cell>
          <table:table-cell table:formula="of:=([.C71]-[.$C$94])^2" office:value-type="float" office:value="2.10718002081166" calcext:value-type="float">
            <text:p>2,1071800208116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45" calcext:value-type="float">
            <text:p>45</text:p>
          </table:table-cell>
          <table:table-cell table:formula="of:=([.C72]-[.$C$94])^2" office:value-type="float" office:value="12.5910509885536" calcext:value-type="float">
            <text:p>12,591050988553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34" calcext:value-type="float">
            <text:p>34</text:p>
          </table:table-cell>
          <table:table-cell table:formula="of:=([.C73]-[.$C$94])^2" office:value-type="float" office:value="55.5265348595214" calcext:value-type="float">
            <text:p>55,526534859521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43" calcext:value-type="float">
            <text:p>43</text:p>
          </table:table-cell>
          <table:table-cell table:formula="of:=([.C74]-[.$C$94])^2" office:value-type="float" office:value="2.39750260145681" calcext:value-type="float">
            <text:p>2,3975026014568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43" calcext:value-type="float">
            <text:p>43</text:p>
          </table:table-cell>
          <table:table-cell table:formula="of:=([.C75]-[.$C$94])^2" office:value-type="float" office:value="2.39750260145681" calcext:value-type="float">
            <text:p>2,3975026014568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42" calcext:value-type="float">
            <text:p>42</text:p>
          </table:table-cell>
          <table:table-cell table:formula="of:=([.C76]-[.$C$94])^2" office:value-type="float" office:value="0.300728407908427" calcext:value-type="float">
            <text:p>0,30072840790842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42" calcext:value-type="float">
            <text:p>42</text:p>
          </table:table-cell>
          <table:table-cell table:formula="of:=([.C77]-[.$C$94])^2" office:value-type="float" office:value="0.300728407908427" calcext:value-type="float">
            <text:p>0,30072840790842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39" calcext:value-type="float">
            <text:p>39</text:p>
          </table:table-cell>
          <table:table-cell table:formula="of:=([.C78]-[.$C$94])^2" office:value-type="float" office:value="6.01040582726327" calcext:value-type="float">
            <text:p>6,0104058272632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float" office:value="34" calcext:value-type="float">
            <text:p>34</text:p>
          </table:table-cell>
          <table:table-cell table:formula="of:=([.C79]-[.$C$94])^2" office:value-type="float" office:value="55.5265348595214" calcext:value-type="float">
            <text:p>55,526534859521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float" office:value="37" calcext:value-type="float">
            <text:p>37</text:p>
          </table:table-cell>
          <table:table-cell table:formula="of:=([.C80]-[.$C$94])^2" office:value-type="float" office:value="19.8168574401665" calcext:value-type="float">
            <text:p>19,816857440166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float" office:value="37" calcext:value-type="float">
            <text:p>37</text:p>
          </table:table-cell>
          <table:table-cell table:formula="of:=([.C81]-[.$C$94])^2" office:value-type="float" office:value="19.8168574401665" calcext:value-type="float">
            <text:p>19,816857440166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float" office:value="41" calcext:value-type="float">
            <text:p>41</text:p>
          </table:table-cell>
          <table:table-cell table:formula="of:=([.C82]-[.$C$94])^2" office:value-type="float" office:value="0.203954214360043" calcext:value-type="float">
            <text:p>0,20395421436004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float" office:value="37" calcext:value-type="float">
            <text:p>37</text:p>
          </table:table-cell>
          <table:table-cell table:formula="of:=([.C83]-[.$C$94])^2" office:value-type="float" office:value="19.8168574401665" calcext:value-type="float">
            <text:p>19,816857440166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float" office:value="39" calcext:value-type="float">
            <text:p>39</text:p>
          </table:table-cell>
          <table:table-cell table:formula="of:=([.C84]-[.$C$94])^2" office:value-type="float" office:value="6.01040582726327" calcext:value-type="float">
            <text:p>6,0104058272632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float" office:value="36" calcext:value-type="float">
            <text:p>36</text:p>
          </table:table-cell>
          <table:table-cell table:formula="of:=([.C85]-[.$C$94])^2" office:value-type="float" office:value="29.7200832466181" calcext:value-type="float">
            <text:p>29,720083246618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float" office:value="41" calcext:value-type="float">
            <text:p>41</text:p>
          </table:table-cell>
          <table:table-cell table:formula="of:=([.C86]-[.$C$94])^2" office:value-type="float" office:value="0.203954214360043" calcext:value-type="float">
            <text:p>0,20395421436004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float" office:value="42" calcext:value-type="float">
            <text:p>42</text:p>
          </table:table-cell>
          <table:table-cell table:formula="of:=([.C87]-[.$C$94])^2" office:value-type="float" office:value="0.300728407908427" calcext:value-type="float">
            <text:p>0,30072840790842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float" office:value="37" calcext:value-type="float">
            <text:p>37</text:p>
          </table:table-cell>
          <table:table-cell table:formula="of:=([.C88]-[.$C$94])^2" office:value-type="float" office:value="19.8168574401665" calcext:value-type="float">
            <text:p>19,816857440166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float" office:value="37" calcext:value-type="float">
            <text:p>37</text:p>
          </table:table-cell>
          <table:table-cell table:formula="of:=([.C89]-[.$C$94])^2" office:value-type="float" office:value="19.8168574401665" calcext:value-type="float">
            <text:p>19,816857440166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float" office:value="33" calcext:value-type="float">
            <text:p>33</text:p>
          </table:table-cell>
          <table:table-cell table:formula="of:=([.C90]-[.$C$94])^2" office:value-type="float" office:value="71.429760665973" calcext:value-type="float">
            <text:p>71,42976066597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float" office:value="42" calcext:value-type="float">
            <text:p>42</text:p>
          </table:table-cell>
          <table:table-cell table:formula="of:=([.C91]-[.$C$94])^2" office:value-type="float" office:value="0.300728407908427" calcext:value-type="float">
            <text:p>0,30072840790842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float" office:value="36" calcext:value-type="float">
            <text:p>36</text:p>
          </table:table-cell>
          <table:table-cell table:formula="of:=([.C92]-[.$C$94])^2" office:value-type="float" office:value="29.7200832466181" calcext:value-type="float">
            <text:p>29,720083246618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SREDNIA</text:p>
          </table:table-cell>
          <table:table-cell table:style-name="Default" table:formula="of:=AVERAGE([.C31:.C92])" office:value-type="float" office:value="41.4516129032258" calcext:value-type="float">
            <text:p>41,451612903225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1T22:55:49.733172757</dc:date>
    <meta:editing-duration>PT9M38S</meta:editing-duration>
    <meta:editing-cycles>1</meta:editing-cycles>
    <meta:document-statistic meta:table-count="1" meta:cell-count="296" meta:object-count="0"/>
    <meta:generator>LibreOffice/6.0.7.3$Linux_X86_64 LibreOffice_project/00m0$Build-3</meta:generator>
  </office:meta>
</office:document-meta>
</file>